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77C90000286AA4CFD901.svm"/>
  <manifest:file-entry manifest:media-type="" manifest:full-path="Pictures/2000000700007D790000290931B4E2E7.svm"/>
  <manifest:file-entry manifest:media-type="" manifest:full-path="Pictures/2000000700007DAD0000281B9BD58E52.svm"/>
  <manifest:file-entry manifest:media-type="" manifest:full-path="Pictures/20000007000004C200002E342D74F12E.svm"/>
  <manifest:file-entry manifest:media-type="" manifest:full-path="Pictures/200000070000768B00003B1F7D0A10C9.svm"/>
  <manifest:file-entry manifest:media-type="" manifest:full-path="Pictures/200000070000238F0000154B678AEDEE.svm"/>
  <manifest:file-entry manifest:media-type="" manifest:full-path="Pictures/2000000700005DD9000014AD18D5706B.svm"/>
  <manifest:file-entry manifest:media-type="" manifest:full-path="Pictures/2000000700000A3C000023A943A16EC8.svm"/>
  <manifest:file-entry manifest:media-type="" manifest:full-path="Pictures/20000007000012EB0000233F80820F89.svm"/>
  <manifest:file-entry manifest:media-type="" manifest:full-path="Pictures/2000000700001FF100001C1ED69CC009.svm"/>
  <manifest:file-entry manifest:media-type="" manifest:full-path="Pictures/2000000700000F1800000D562C5EE08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paragraph-properties fo:margin-top="0cm" fo:margin-bottom="0.3cm"/>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niversité d'Angers 2 boulevard Lavoisier</text:h>
      <text:p text:style-name="Text_20_body">Rapport de stage L3 informatique</text:p>
      <text:p text:style-name="Text_20_body">Interface web pour l'analyse de scores d'algorithmes</text:p>
      <text:p text:style-name="Text_20_body">Alexandre Le Fol (alexandre.lefol@etud.univ-angers.fr) , Valentin Ginisty (<text:a xlink:type="simple" xlink:href="mailto:valentin.ginisty@etud.univ-angers.fr" text:style-name="Internet_20_link" text:visited-style-name="Visited_20_Internet_20_Link">valentin.ginisty@etud.univ-angers.fr</text:a>)</text:p>
      <text:p text:style-name="Text_20_body">Adrien Goëffon (maître de conférence, adrien.goeffon@univ-angers.fr) </text:p>
      <text:p text:style-name="Text_20_body">Juin 2015</text:p>
      <text:p text:style-name="Text_20_body"/>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Analyse du projet</text:h>
      <text:h text:style-name="Heading_20_2" text:outline-level="2">Description du projet</text:h>
      <text:p text:style-name="Standard">Le but de ce projet est de réaliser une interface web permettant de comparer plusieurs algorithmes de résolution sur un problème donné. Nous les comparons d'abord en calculant la moyenne des scores obtenus après exécution. Dans un second temps nous devons calculer la dominance statistique et l'afficher. Nous allons donc utiliser beaucoup de technologies web tant côté client que serveur car nous devons afficher un grand nombre de données donc nous devons aussi chercher à optimiser notre code.</text:p>
      <text:h text:style-name="Heading_20_2" text:outline-level="2">Fonctionnalités du site </text:h>
      <text:list xml:id="list7173457946536285458" text:style-name="L1">
        <text:list-item>
          <text:p text:style-name="P2">lister un ensemble de problèmes</text:p>
        </text:list-item>
      </text:list>
      <text:list xml:id="list8441446657741546330" text:style-name="L2">
        <text:list-item>
          <text:p text:style-name="P3">permettre à l'utilisateur de proposer un algorithme</text:p>
        </text:list-item>
      </text:list>
      <text:list xml:id="list6502020335841005976" text:style-name="L3">
        <text:list-item>
          <text:p text:style-name="P4">comparer les algorithmes</text:p>
        </text:list-item>
      </text:list>
      <text:list xml:id="list4250109134094780441" text:style-name="L4">
        <text:list-item>
          <text:list>
            <text:list-item>
              <text:p text:style-name="P5">générer un graphique comparant les algorithmes sur une instance de problèmes à partir de la moyenne des scores sur l'ensemble des exécutions</text:p>
            </text:list-item>
            <text:list-item>
              <text:p text:style-name="P5">calculer la dominance statistique</text:p>
            </text:list-item>
            <text:list-item>
              <text:p text:style-name="P5">consulter quel algorithme domine par rapport à un autre</text:p>
            </text:list-item>
          </text:list>
        </text:list-item>
      </text:list>
      <text:p text:style-name="Text_20_body"/>
      <text:h text:style-name="Heading_20_1" text:outline-level="1">Introduction</text:h>
      <text:p text:style-name="Text_20_body"/>
      <text:p text:style-name="Text_20_body">Le stage s'est déroulé à l'Université d'Angers du 7 mai au 7 juin sous la tutelle de Monsieur Goëffon et Monsieur Basseur. Leur besoin étant d'avoir une interface web permettant d'analyser visuellement des algorithmes pour des problèmes et des instances donnés. Les options requises sont d'avoir des courbes pour voir pour le score d'un algorithme en fonction des itérations. La deuxième chose importante est de pouvoir afficher la dominance statistique donc il faut indiquer quels sont les algorithmes dominants. Ce rapport de stage est réalisé dans un cadre scolaire.</text:p>
      <text:p text:style-name="Text_20_body"/>
      <text:h text:style-name="Heading_20_1" text:outline-level="1">Présentation de l'entreprise</text:h>
      <text:p text:style-name="Text_20_body"/>
      <text:p text:style-name="Text_20_body">Nous faisons le stage pour des enseignants-chercheurs dans l'Université d'Angers. L'interface web que nous faisons à pour objectif d'être utilisée en laboratoire.</text:p>
      <text:p text:style-name="Text_20_body"/>
      <text:h text:style-name="Heading_20_1" text:outline-level="1">Présentation du sujet</text:h>
      <text:p text:style-name="Text_20_body"/>
      <text:p text:style-name="Text_20_body">Le but est de réaliser une interface web graphique permettant d'analyser et de comparer différents algorithmes pour des problèmes. Nous allons avoir un très grand nombre de fichiers (dizaines de milliers). Ces fichiers sont séparés par problèmes, et pour chaque problème nous avons des traces d'éxecutions d'instances avec certains algorithmes.</text:p>
      <text:p text:style-name="Text_20_body"><text:s/></text:p>
      <text:p text:style-name="Text_20_body"><text:soft-page-break/>Dans ce cas nous avons comme problèmes Flow-shop, MAXSAT, problemeNK et QAP.</text:p>
      <text:p text:style-name="Text_20_body">Par exemple pour le problemeNK nous avons un dossier de dominance, d'instances et de traces.</text:p>
      <text:p text:style-name="Text_20_body">Le dossier dominance a été créé pour respecter une hiérarchie des documents que nous allons décrire plus tard et qui contiendra les fichiers de dominance. Le dossier d'instance contient les fichiers d'instances, le dossier de traces contient des sous dossiers algo qui correspondent aux algorithmes utilisés qui eux même contiennent des sous-dossiers d'instances qui contiennent les traces (les résultats).</text:p>
      <text:p text:style-name="Text_20_body"><draw:frame draw:style-name="fr1" draw:name="graphics2" text:anchor-type="paragraph" svg:x="4.928cm" svg:y="2.859cm" svg:width="3.865cm" svg:height="3.413cm" draw:z-index="1"><draw:image xlink:href="Pictures/2000000700000F1800000D562C5EE084.svm" xlink:type="simple" xlink:show="embed" xlink:actuate="onLoad"/></draw:frame><draw:frame draw:style-name="fr1" draw:name="graphics1" text:anchor-type="paragraph" svg:x="0.469cm" svg:y="-0.127cm" svg:width="4.844cm" svg:height="9.022cm" draw:z-index="0"><draw:image xlink:href="Pictures/20000007000012EB0000233F80820F89.svm" xlink:type="simple" xlink:show="embed" xlink:actuate="onLoad"/></draw:frame><draw:frame draw:style-name="fr1" draw:name="graphics3" text:anchor-type="paragraph" svg:x="9.691cm" svg:y="0.053cm" svg:width="1.219cm" svg:height="11.829cm" draw:z-index="2"><draw:image xlink:href="Pictures/20000007000004C200002E342D74F12E.svm" xlink:type="simple" xlink:show="embed" xlink:actuate="onLoad"/></draw:frame><draw:frame draw:style-name="fr1" draw:name="graphics4" text:anchor-type="paragraph" svg:x="12.827cm" svg:y="0.609cm" svg:width="2.619cm" svg:height="9.128cm" draw:z-index="3"><draw:image xlink:href="Pictures/2000000700000A3C000023A943A16EC8.svm" xlink:type="simple" xlink:show="embed" xlink:actuate="onLoad"/></draw:frame></text:p>
      <text:p text:style-name="Text_20_body">Respectivement, l'architecture des dossiers, une partie du contenu de nk_128_2_0 ,une partie du contenu d'un fichier d'instance et une partie du contenu d'un fichier trace.</text:p>
      <text:p text:style-name="Text_20_body">Notre rôle est donc de réaliser un support graphique permettant de comparer ces résultats.</text:p>
      <text:p text:style-name="Text_20_body">Contraintes : nous avons aucune contrainte technique vu que nous créons le site web de A à Z. Par contre nous avons pour objectif :</text:p>
      <text:p text:style-name="Text_20_body"><text:tab/>-Calcul de la moyenne des traces pour une instance avec un algorithme</text:p>
      <text:p text:style-name="Text_20_body"><text:tab/>-Calcul de la dominance statistique</text:p>
      <text:p text:style-name="Text_20_body"><text:tab/>-Affichage graphique avec des courbes</text:p>
      <text:p text:style-name="Text_20_body"><text:tab/></text:p>
      <text:p text:style-name="Text_20_body">Nous avons cependant des contraintes de temps d'éxecution. <text:bookmark text:name="art_title"/>Étant donné le très grand nombre possible de fichiers traces. Il faut optimiser les algorithmes de calculs de dominance statistique pour éviter que le temps de recherche soit trop long.</text:p>
      <text:p text:style-name="Text_20_body"/>
      <text:h text:style-name="Heading_20_1" text:outline-level="1"><text:soft-page-break/>Analyse du sujet</text:h>
      <text:p text:style-name="Text_20_body">Nous avons pensé qu'il serait judicieux d'utiliser un MVC.</text:p>
      <text:p text:style-name="Text_20_body"/>
      <text:p text:style-name="Text_20_body"><draw:frame draw:style-name="fr1" draw:name="graphics6" text:anchor-type="paragraph" svg:x="0.139cm" svg:y="3.743cm" svg:width="5.902cm" svg:height="3.533cm" draw:z-index="5"><draw:image xlink:href="Pictures/200000070000238F0000154B678AEDEE.svm" xlink:type="simple" xlink:show="embed" xlink:actuate="onLoad"/></draw:frame><draw:frame draw:style-name="fr2" draw:name="graphics5" text:anchor-type="paragraph" svg:width="17cm" svg:height="3.745cm" draw:z-index="4"><draw:image xlink:href="Pictures/2000000700005DD9000014AD18D5706B.svm" xlink:type="simple" xlink:show="embed" xlink:actuate="onLoad"/></draw:frame></text:p>
      <text:p text:style-name="Text_20_body">Nous avons un dossier interfaceweb contenant tout le projet, ensuite nous avons :</text:p>
      <text:p text:style-name="Text_20_body"><text:tab/>-controller : contient la plupart des fichiers php correspondant aux opérations globales de calculs et de gestion des données.</text:p>
      <text:p text:style-name="Text_20_body"><text:tab/>-Higcharts : contient fichiers javascript, framework highcharts</text:p>
      <text:p text:style-name="Text_20_body"><text:tab/>-persistence : contient un fichier de génération de la base de données des utilisateurs et la gestion de la base de donnée globale (très petite étant donné qu'on enregistre uniquement les utilisateurs)</text:p>
      <text:p text:style-name="Text_20_body"><text:tab/>-problemes : contient les problèmes qui seront analysés</text:p>
      <text:p text:style-name="Text_20_body"><text:tab/><text:tab/>-Flow-shop : exemple de problème</text:p>
      <text:p text:style-name="Text_20_body"><text:tab/><text:tab/><text:tab/>-dominance : ce dossier contiendra les fichiers de calcul de dominance, ce qui permettra de récupérer les données dans des fichiers plutôt que de devoir la recalculer</text:p>
      <text:p text:style-name="Text_20_body"><text:tab/><text:tab/><text:tab/>-instances et traces : contiennent les instances et les traces</text:p>
      <text:p text:style-name="Text_20_body"><text:tab/>test_binomial : contient les fichiers de valeur pour le test_binomial pour le calcul de la dominance statistique</text:p>
      <text:p text:style-name="Text_20_body"><text:tab/>view : contient le javascript qui s'occupera d'afficher les courbes et la dominance statistique</text:p>
      <text:p text:style-name="Text_20_body"><text:tab/><text:tab/>form : contient des classes php permettant de générer des formulaires facilement.</text:p>
      <text:p text:style-name="Text_20_body"><text:tab/><text:tab/>javascript : contient les fichiers javascript tel que jquery et highchart et surtout line.js qui gère la quasi totalité de l'affichage.</text:p>
      <text:p text:style-name="Text_20_body"><text:tab/><text:tab/>ressources : contient quelques ressources (images ou autres)</text:p>
      <text:p text:style-name="Text_20_body"><text:tab/><text:tab/>Tableau : contient des fichiers php permettant de générer un tableau dynamiquement en passant quelques paramètres.</text:p>
      <text:p text:style-name="Text_20_body"/>
      <text:h text:style-name="Heading_20_2" text:outline-level="2">Choix des technologies</text:h>
      <text:p text:style-name="Text_20_body">Du côté serveur nous utilisons le langage PHP, principalement parce qu’on a déjà de bonnes <text:soft-page-break/>connaissances en php et nous disposions déjà de tous les outils nécessaire pour développer dans ce langage. De plus c'est un langage très répandu et par conséquent il dispose d'une grande base de connaissances et de forums d'entraide.</text:p>
      <text:p text:style-name="Text_20_body"/>
      <text:p text:style-name="Text_20_body">Côté client nous utilisons javascript avec le framework Jquery <text:s/>pour utiliser un autre framework : HighCharts permettant de générer différents types de graphiques.</text:p>
      <text:p text:style-name="Text_20_body">Nous avons aussi choisi d'utiliser le javascript avec le Jquery et l'Ajax pour toute la gestion du transfert des données côté serveur vers le client pour l'affichage.</text:p>
      <text:p text:style-name="Text_20_body">Pour l'affichage du graphique on utilise Highchart qui propose un grand nombre d'options d'affichages en plus d'avoir un zoom.</text:p>
      <text:p text:style-name="Text_20_body">Enfin pour l'affichage de la dominance statistique aucun framework n'existant pour ça, on a choisi d'utiliser la balise canvas d'HTML5 et donc de dessiner dessus.</text:p>
      <text:p text:style-name="Text_20_body">Pour coder, nous avons utilisé sublime text 2 qui est un éditeur de texte assez puissant.</text:p>
      <text:h text:style-name="Heading_20_1" text:outline-level="1">Réalisation</text:h>
      <text:p text:style-name="Text_20_body"/>
      <text:p text:style-name="Text_20_body">1 : création de l'index et du style de la page</text:p>
      <text:p text:style-name="Text_20_body">2 : création de l'affichage des problèmes selon le modèle du tableau</text:p>
      <text:p text:style-name="Text_20_body">3 : génération des fichiers de moyennes</text:p>
      <text:p text:style-name="Text_20_body">4 : implémentation du javascript</text:p>
      <text:p text:style-name="Text_20_body">5 : optimisation du code en php, utilisation d'ajax</text:p>
      <text:p text:style-name="Text_20_body">6 : gestion authentification et connection au site</text:p>
      <text:p text:style-name="Text_20_body">7 : gestion calcul de la dominance statistique pour 2 algorithmes</text:p>
      <text:p text:style-name="Text_20_body">8 : gestion affichage du calcul de la dominance statistique</text:p>
      <text:p text:style-name="Text_20_body">9 : gestion du calcul de la dominance statistique pour plus d'algorithmes</text:p>
      <text:p text:style-name="Text_20_body">10 : optimisation du calcul de la dominance statistique pour que les fichiers soient crées plus rapidement.</text:p>
      <text:p text:style-name="Text_20_body"/>
      <text:p text:style-name="Text_20_body">1 : Index et stylede la page :</text:p>
      <text:p text:style-name="Text_20_body"><draw:frame draw:style-name="fr3" draw:name="graphics7" text:anchor-type="paragraph" svg:width="17cm" svg:height="5.424cm" draw:z-index="6"><draw:image xlink:href="Pictures/2000000700007DAD0000281B9BD58E52.svm" xlink:type="simple" xlink:show="embed" xlink:actuate="onLoad"/></draw:frame></text:p>
      <text:p text:style-name="Text_20_body">On génère les documents en php, voilà un affichage basique de la page lorsqu'il n'y a aucun problème sur le serveur. On a donc choisi de faire quelque chose de très simple. On a un unique <text:soft-page-break/>fichier CSS pour la disposition des éléments et le choix de couleurs. Et deux fichier index.php et document.php. Le fichier document.php contient toutes les fonctions de génération de pages html et l'index utilise ces fonctions pour créer la page.</text:p>
      <text:p text:style-name="Text_20_body"/>
      <text:p text:style-name="Text_20_body">2 : Création de l'affichage des problèmes selon un tableau</text:p>
      <text:p text:style-name="Text_20_body"/>
      <text:p text:style-name="Text_20_body"><draw:frame draw:style-name="fr3" draw:name="graphics8" text:anchor-type="paragraph" svg:width="17cm" svg:height="8.477cm" draw:z-index="7"><draw:image xlink:href="Pictures/200000070000768B00003B1F7D0A10C9.svm" xlink:type="simple" xlink:show="embed" xlink:actuate="onLoad"/></draw:frame></text:p>
      <text:p text:style-name="Text_20_body">L'affichage selon un tableau, ici on peut voir que l'on a un certain nombre de problèmes. Nous avons fait le réglage à 5 colonnes. On peut, juste en modifiant un paramètre générer un tableau avec plus ou moins de colonnes grâce aux fichiers Ligne.php et Tableau.php.</text:p>
      <text:p text:style-name="Text_20_body"/>
      <text:p text:style-name="Text_20_body"><draw:frame draw:style-name="fr3" draw:name="graphics10" text:anchor-type="paragraph" svg:width="17cm" svg:height="5.734cm" draw:z-index="9"><draw:image xlink:href="Pictures/20000007000077C90000286AA4CFD901.svm" xlink:type="simple" xlink:show="embed" xlink:actuate="onLoad"/></draw:frame>On a aussi l'affichage des instances pour un problème avec la possibilité de le télécharger : </text:p>
      <text:p text:style-name="Text_20_body"/>
      <text:p text:style-name="Text_20_body">3 : Génération des fichiers de moyennes</text:p>
      <text:p text:style-name="Text_20_body"/>
      <text:p text:style-name="Text_20_body"><draw:frame draw:style-name="fr4" draw:name="graphics9" text:anchor-type="paragraph" svg:width="8.177cm" svg:height="7.198cm" draw:z-index="8"><draw:image xlink:href="Pictures/2000000700001FF100001C1ED69CC009.svm" xlink:type="simple" xlink:show="embed" xlink:actuate="onLoad"/></draw:frame><text:soft-page-break/></text:p>
      <text:p text:style-name="Text_20_body">// C'est ta partie</text:p>
      <text:p text:style-name="P6"/>
      <text:p text:style-name="Text_20_body">4 : Implémentation du javascript</text:p>
      <text:p text:style-name="Text_20_body"/>
      <text:p text:style-name="Text_20_body"><draw:frame draw:style-name="fr3" draw:name="graphics11" text:anchor-type="paragraph" svg:width="17cm" svg:height="5.56cm" draw:z-index="10"><draw:image xlink:href="Pictures/2000000700007D790000290931B4E2E7.svm" xlink:type="simple" xlink:show="embed" xlink:actuate="onLoad"/></draw:frame></text:p>
      <text:h text:style-name="Heading_20_2" text:outline-level="2"/>
      <text:p text:style-name="Text_20_body">Grâce à Highcharts on a pu générer ces courbes, il suffit de récupérer les valeurs des fichiers de moyennes et ensuite de définir une série de point prenant ces valeurs. Grâce au framework et à ses options on a pu ajuster automatiquement le cadre.</text:p>
      <text:p text:style-name="Text_20_body"/>
      <text:h text:style-name="Heading_20_2" text:outline-level="2">Répartition des tâches</text:h>
      <text:p text:style-name="Text_20_body">Début du projet Mardi 7 Avril</text:p>
      <text:p text:style-name="Text_20_body">-installation git, réalisation architecture du projet</text:p>
      <text:p text:style-name="Text_20_body">8 Avril:</text:p>
      <text:p text:style-name="Text_20_body">-réalisation page d'accueil avec css</text:p>
      <text:p text:style-name="Text_20_body">9-11 Avril:</text:p>
      <text:p text:style-name="Text_20_body"><text:soft-page-break/>-installation des framework, et consultation de la documentation</text:p>
      <text:p text:style-name="Text_20_body">27-28 Avril :</text:p>
      <text:p text:style-name="Text_20_body">-script de calcul de moyenne pour chaque instance à partir des fichiers de traces</text:p>
      <text:p text:style-name="Text_20_body">29 Avril :</text:p>
      <text:p text:style-name="Text_20_body">-génération des courbes à partir des fichiers de moyennes</text:p>
      <text:p text:style-name="Text_20_body">4-5 Mai :</text:p>
      <text:p text:style-name="Text_20_body">Alexandre : création base de données pour l'administration</text:p>
      <text:p text:style-name="Text_20_body">Valentin : optimisation du code générant les courbes de moyennes</text:p>
      <text:p text:style-name="Text_20_body">6-7 Mai :</text:p>
      <text:p text:style-name="Text_20_body">Alexandre :script php de calcul de la dominance statistique</text:p>
      <text:p text:style-name="Text_20_body">Valentin : script Ajax qui récupère les données des script de calculs php</text:p>
      <text:p text:style-name="P1">problèmes rencontrés :</text:p>
      <text:p text:style-name="Text_20_body">Temps de chargement long pour <text:s/>afficher les courbes de moyennes et faire les calculs de dominance statistique.</text:p>
      <text:p text:style-name="Text_20_body">Solution : on a créé des fichiers intermédiaires contenant les résultats des différents calculs pour éviter de tout recalculer à chaque chargement de page s'il n'y a pas eu de modifications des algorithmes.</text:p>
      <text:p text:style-name="Text_20_body"/>
      <text:p text:style-name="Text_20_body">Utilisation de l'ajax :</text:p>
      <text:p text:style-name="Text_20_body">Dans un premier temps, on avait besoin de générer un script javascript en php, ce qui est une pratique à éviter absolument. On s'est donc renseigné sur l'ajax et pleins de problèmes en sont ressortis. L'ajax récupérant les données de façon asynchrone, on a eu des problèmes de données qui n'étaient pas toujours traités dans le même ordre. Et ayant des requêtes ajax imbriqués on a du rendre certaines requêtes synchro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Times New Roman1" fo:font-size="26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left="0cm" fo:margin-right="0cm" fo:margin-top="0.45cm" fo:margin-bottom="0.15cm" fo:text-align="start" style:justify-single-word="false" fo:text-indent="0cm" style:auto-text-indent="false">
        <style:tab-stops/>
      </style:paragraph-properties>
      <style:text-properties fo:font-size="5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801cm" fo:margin-right="0cm" fo:margin-top="0.45cm" fo:margin-bottom="0.15cm" fo:text-align="start" style:justify-single-word="false" fo:text-indent="0c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ompte etudiant</meta:initial-creator>
    <meta:creation-date>2015-05-13T14:40:47</meta:creation-date>
    <dc:date>2015-06-01T17:28:58.49</dc:date>
    <meta:editing-duration>PT10H21M15S</meta:editing-duration>
    <meta:editing-cycles>134</meta:editing-cycles>
    <meta:generator>OpenOffice/4.1.1$Win32 OpenOffice.org_project/411m6$Build-9775</meta:generator>
    <meta:document-statistic meta:table-count="0" meta:image-count="11" meta:object-count="0" meta:page-count="9" meta:paragraph-count="99" meta:word-count="1494" meta:character-count="9497"/>
  </office:meta>
</office:document-meta>
</file>